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Discovery<text:s/></text:p>
      <text:p text:style-name="Normal">The Last Of Us</text:p>
      <text:p text:style-name="Normal"/>
      <text:p text:style-name="Normal"/>
      <text:p text:style-name="Normal">L'histoire de The Last of Us : Parti I</text:p>
      <text:p text:style-name="Normal"/>
      <text:p text:style-name="Normal">Découverte de l'histoire originale de The Last of Us à travers une page web interactive. Vous allez explorer ce nouveau monde en différents chapitres avec une fin émouvant digne d'un oscar... Toujours pas envie... dans ce cas, rassurez-vous aux furs et à mesure des chapitres, vous gagnerais des points sur votre profil et grâce à cela, vous serait récompenser par de nouveaux succès. La mise en pratique ce fera sur le développement web que ce soit Frontend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AUD Steven</meta:initial-creator>
    <dc:creator>MAGAUD Steven</dc:creator>
    <meta:creation-date>2023-12-13T07:12:00Z</meta:creation-date>
    <dc:date>2023-12-14T13:15:00Z</dc:date>
    <meta:template xlink:href="Normal.dotm" xlink:type="simple"/>
    <meta:editing-cycles>1</meta:editing-cycles>
    <meta:editing-duration>PT17280S</meta:editing-duration>
    <meta:document-statistic meta:page-count="1" meta:paragraph-count="1" meta:word-count="81" meta:character-count="529" meta:row-count="3" meta:non-whitespace-character-count="449"/>
  </office:meta>
</office:document-meta>
</file>